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reino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Preparatória</text:p>
          </table:table-cell>
          <table:table-cell office:value-type="string" calcext:value-type="string">
            <text:p>Válidas</text:p>
          </table:table-cell>
          <table:table-cell office:value-type="string" calcext:value-type="string">
            <text:p>Estratégia</text:p>
          </table:table-cell>
          <table:table-cell office:value-type="string" calcext:value-type="string">
            <text:p>Tipo de Estratégia</text:p>
          </table:table-cell>
          <table:table-cell office:value-type="string" calcext:value-type="string">
            <text:p>Cardio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ELEVAÇAO Y POLIA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PUXADA NEUTRA ABER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REMADA BANCO HAL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REMADA BAIXA NEUT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VOADOR INVERS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ROSCA BANCO 45 HAL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 OFF SE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ROSCA SCOOT UNILATERAL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VOAD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SUPINO INCLI. SMITH B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SUPINO MAQU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TRICEPS FRANCES COR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DESENVOLVIMENTO MILIT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LEVAÇÃO LATERAL POLIA M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TRICEPS BARRA INVERTIDO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MESA FLEXO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TERRA BARRA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LEG PRESS 4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AGACHO SMITH B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CADEIRA FLEXO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EXTENSO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MADA BAIXA NEUTRA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 OFF SE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SUPINO INCLINADO MA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REMADA BANCO HALTRER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DESENVOLVIMENTO BARRA LIVR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ST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SUPINO SMITH BAND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ELEVAÇÃO LATERAL POL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PUXADA NEUTR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CADEIRA FLEXO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RRA BARRA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AGACHO SMITH 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Ã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EG PRESS 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EXTENSO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 OFF SE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ADUTORA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ÃO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13:14:08.843124428</meta:creation-date>
    <dc:date>2025-09-21T13:31:21.100245327</dc:date>
    <meta:editing-duration>PT6M53S</meta:editing-duration>
    <meta:editing-cycles>1</meta:editing-cycles>
    <meta:document-statistic meta:table-count="1" meta:cell-count="238" meta:object-count="0"/>
    <meta:generator>LibreOffice/24.2.7.2$Linux_X86_64 LibreOffice_project/420$Build-2</meta:generator>
  </office:meta>
</office:document-meta>
</file>